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4" style:family="table-column">
      <style:table-column-properties fo:break-before="auto" style:column-width="12.5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AWS : passage sur le cloud d'amazon </text:p>
          </table:table-cell>
          <table:table-cell office:value-type="string">
            <text:p>réservation d'1 micro instance avec IP fixe, prise en main de l'image Linux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Création des informations dans un compte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Suppression automatique des comptes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Util – detection changement</text:p>
          </table:table-cell>
          <table:table-cell office:value-type="string">
            <text:p>Champs de texte : valeur initiale + détection de changemen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SRV de set/get valeur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CLIENT de set/get valeurs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ccount – changement de mot de passe</text:p>
          </table:table-cell>
          <table:table-cell office:value-type="string">
            <text:p>Interface de compte dans le panneau principal</text:p>
          </table:table-cell>
          <table:table-cell/>
        </table:table-row>
        <table:table-row table:style-name="ro2">
          <table:table-cell office:value-type="string">
            <text:p>Coach – Valeurs</text:p>
          </table:table-cell>
          <table:table-cell office:value-type="string">
            <text:p>Définir le panneau ou rentrer les objectifs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pport du coach – objectifs d'actions</text:p>
          </table:table-cell>
          <table:table-cell table:number-columns-repeated="2"/>
        </table:table-row>
        <table:table-row table:style-name="ro2">
          <table:table-cell office:value-type="string">
            <text:p>rapport du coach – objectifs de temps</text:p>
          </table:table-cell>
          <table:table-cell table:number-columns-repeated="2"/>
        </table:table-row>
        <table:table-row table:style-name="ro2">
          <table:table-cell office:value-type="string">
            <text:p>rapport d'activité – HTML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ontact externe : edition/ajout/suppress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recherche d'identité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demande de contac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table:style-name="ce1" office:value-type="string">
            <text:p>accepter les demandes de contacts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liste des contacts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envoi de message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signaler un changemen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pport de contacts – HTML</text:p>
          </table:table-cell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3.5$Linux_x86 LibreOffice_project/350m1$Build-2</meta:generator>
    <dc:date>2012-10-31T07:45:58</dc:date>
    <dc:creator>Avila </dc:creator>
    <meta:editing-duration>P2DT9H32M58S</meta:editing-duration>
    <meta:editing-cycles>8</meta:editing-cycles>
    <meta:document-statistic meta:table-count="3" meta:cell-count="44" meta:object-count="0"/>
  </office:meta>
</office:document-meta>
</file>